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imes New Roman" fo:font-weight="bold" style:font-weight-asian="bold" style:font-weight-complex="bold"/>
    </style:style>
    <style:style style:name="T3" style:parent-style-name="Fonteparág.padrão" style:family="text">
      <style:text-properties style:font-name="Times New Roman"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style:font-name="Times New Roman"/>
    </style:style>
    <style:style style:name="P5" style:parent-style-name="Standard" style:family="paragraph">
      <style:text-properties style:font-name="Calibri" fo:font-size="11pt" style:font-size-asian="11pt" style:font-size-complex="11pt"/>
    </style:style>
    <style:style style:name="P6" style:parent-style-name="Standard" style:family="paragraph">
      <style:text-properties style:font-name="Calibri" fo:font-size="11pt" style:font-size-asian="11pt" style:font-size-complex="11pt"/>
    </style:style>
    <style:style style:name="P7" style:parent-style-name="Standard" style:family="paragraph">
      <style:text-properties style:font-name="Calibri" fo:font-size="11pt" style:font-size-asian="11pt" style:font-size-complex="11pt"/>
    </style:style>
    <style:style style:name="P8" style:parent-style-name="Standard" style:family="paragraph">
      <style:text-properties style:font-name="Calibri" fo:font-size="11pt" style:font-size-asian="11pt" style:font-size-complex="11pt"/>
    </style:style>
    <style:style style:name="T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13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5" style:parent-style-name="Fonteparág.padrão" style:family="text">
      <style:text-properties style:font-name="Calibri" fo:font-size="11pt" style:font-size-asian="11pt" style:font-size-complex="11pt"/>
    </style:style>
    <style:style style:name="T1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1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18" style:parent-style-name="Standard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2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2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22" style:parent-style-name="Standard" style:family="paragraph">
      <style:text-properties style:font-name="Times New Roman"/>
    </style:style>
    <style:style style:name="T2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24" style:parent-style-name="Fonteparág.padrão" style:family="text">
      <style:text-properties style:font-name="Calibri" fo:font-size="11pt" style:font-size-asian="11pt"/>
    </style:style>
    <style:style style:name="T25" style:parent-style-name="Fonteparág.padrão" style:family="text">
      <style:text-properties style:font-name="Calibri" fo:font-size="11pt" style:font-size-asian="11pt"/>
    </style:style>
    <style:style style:name="T26" style:parent-style-name="Fonteparág.padrão" style:family="text">
      <style:text-properties style:font-name="Calibri" fo:font-size="11pt" style:font-size-asian="11pt"/>
    </style:style>
    <style:style style:name="T27" style:parent-style-name="Fonteparág.padrão" style:family="text">
      <style:text-properties style:font-name="Calibri" fo:font-size="11pt" style:font-size-asian="11pt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Mangal" fo:color="#000000" fo:font-size="9pt" style:font-size-asian="9pt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</office:automatic-styles>
  <office:body>
    <office:text text:use-soft-page-breaks="true">
      <text:p text:style-name="P1"><text:span text:style-name="T2">Vendas do comércio nos nove</text:span><text:span text:style-name="T3"><text:s/>primeiros meses de 2019</text:span></text:p>
      <text:p text:style-name="P4"/>
      <text:p text:style-name="P5"><text:bookmark-start text:name="_Hlk24649636"/>Segundo os dados divulgados pelo Instituto Brasileiro de Geografia e Estatística (IBGE), no acumulado dos últimos 12 meses o comércio obteve um leve aumento no volume de vendas de do varejo restrito e ampliado (que inclui varejo<text:s/>restrito mais a comercialização de veículos e material de construção), 1,5% do primeiro e 3,8% do segundo respectivamente. Além disso, no mês de setembro apresentou aumento de 1,3% no comércio varejista do país e 3,6 no comércio varejista ampliado no acumulado de 2019.</text:p>
      <text:p text:style-name="P6"/>
      <text:p text:style-name="P7">Na comparação do mês atual com o anterior, o comércio varejista no Brasil registrou crescimento de 0,7% no volume de vendas em setembro de 2019 comparado com o mês anterior. Já o comércio varejista ampliado também obteve aumento, mas de 0,9%<text:s/>em setembro em comparação com agosto.</text:p>
      <text:p text:style-name="P8"/>
      <text:p text:style-name="Standard"><text:span text:style-name="T9">A nível nacional, dos 10 grupos pesquisados do setor de comércio, apenas três registraram queda no acumulado de 2019, são estes: livros, jornais, revistas, e papelaria (-24,4%), equipamentos e material para escritóri</text:span><text:span text:style-name="T10">o, informática e comunicação (-0,7%), tecidos, vestuários e calçados (-0,3%). Já as atividades que tiveram resultado positivo foram: veículos, motocicletas, partes e peças (+10,6%), artigos farmacêuticos, médicos, ortopédicos, de perfuraria e cosméticos (+</text:span><text:span text:style-name="T11">6,4%), outros artigos de uso pessoal e doméstico (+5,3%), material de construção (+3,9%), combustíveis e lubrificantes (+0,5%), e móveis e eletrodomésticos (+0,8%), hipermercados, supermercados, produtos alimentícios, bebidas e fumo (0,3%), conforme os dad</text:span><text:span text:style-name="T12">os especificados na Tabela 1.</text:span></text:p>
      <text:p text:style-name="P13"/>
      <text:p text:style-name="Standard"><text:span text:style-name="T14">Analisando os dados do varejo restrito nos<text:s/></text:span><text:span text:style-name="T15">limites</text:span><text:span text:style-name="T16"><text:s/>estaduais, percebe-se valores positivos no acumulado de 2019 para Espírito Santo (+5,0%), Bahia (+1,0%), Minas Gerais (+0,2%), Pernambuco (+0,1%) e Maranhão (+0,3%). Por outr</text:span><text:span text:style-name="T17">o lado, registraram queda: Piauí (-8,4%), Paraíba (-5,5%), Alagoas (-2,9%), Sergipe (-2,1%), Ceará (-1,6%), e Rio Grande do Norte (-0,6%), como demonstra o Gráfico 1.</text:span></text:p>
      <text:p text:style-name="P18"/>
      <text:p text:style-name="Standard"><text:span text:style-name="T19">Em relação ao varejo ampliado, Ceará (+2,6%), Pernambuco (+1,9%), Minas Gerais (+1,8),<text:s/></text:span><text:span text:style-name="T20">Maranhão (+0,2%) e Rio Grande do Norte (+0,1) obtiveram saldos positivos, porém menores que a média nacional no valor acumulado de 2019. Apenas o Espírito Santo (+4,6%) apresentou valor acima da média nacional (+3,6%) no acumulado do ano. Em contrapartida,</text:span><text:span text:style-name="T21"><text:s/>Piauí (-4,2%), Paraíba (-3,2%) e Sergipe (-0,7%) registraram contração. Já o estado de Alagoas (0,0%) não apresentou variação, como mostra o Gráfico 1.</text:span></text:p>
      <text:p text:style-name="P22"/>
      <text:p text:style-name="Standard"><text:span text:style-name="T23">O IBGE detalha o setor comercial para cinco Estados pertencentes<text:s/></text:span><text:span text:style-name="T24">à área de atuação do Banco do Nordes</text:span><text:span text:style-name="T25">te. No Ceará, móveis e eletrodomésticos (+20,9%), material deconstrução (+11,1%), tecidos apresentaram incremento. Em Pernambuco, cabe destacar móveis e eletrodomésticos (+1,2%), outros artigos de uso pessoal edoméstico (+14,3), veículos, motocicletas, par</text:span><text:span text:style-name="T26">tes e peças (+9,0%). Na Bahia, a maior alta ocorreu em combustíveis e lubrificantes (+4,9%), seguido por móveis e eletrodomésticos (+0,8%). Em Minas Gerais, a maior alta verificou-se em equipamentos e materiais, informática e comunicação (+6,1%) seguindo-s</text:span><text:span text:style-name="T27">e veículos, motocicletas, partes epeças (+9,6%) e hipermercados e supermercados, produtos alimentícios, bebidas e fumos (+4,4%). Por fim, no Espírito Santo, artigos farmacêuticos, médicos, ortopédicos,de perfumaria e cosméticos (+9,3%) se destacou.</text:span></text:p>
      <text:p text:style-name="P28"><text:bookmark-end text:name="_Hlk24649636"/></text:p>
      <text:p text:style-name="P29">Autores: Nicolino Trompieri Neto, Professor da Universidade de Fortaleza - Unifor. Thiago Florencio Bezerra Leite e Dara Luiza Souza Braga, graduandos em Comercio Exterior, e Luiz Marinho Torquato, granduando em Ciências Contábeis, Universidade de Fortaleza - UNIFOR e estagiários do Núcleo de Pesquisas Econômicas - NUPE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ysson Oliveira</dc:creator>
    <meta:creation-date>2019-11-13T18:56:00Z</meta:creation-date>
    <dc:date>2019-11-14T21:55:00Z</dc:date>
    <meta:template xlink:href="Normal" xlink:type="simple"/>
    <meta:editing-cycles>3</meta:editing-cycles>
    <meta:editing-duration>PT300S</meta:editing-duration>
    <meta:document-statistic meta:page-count="1" meta:paragraph-count="7" meta:word-count="573" meta:character-count="3664" meta:row-count="25" meta:non-whitespace-character-count="3098"/>
  </office:meta>
</office:document-meta>
</file>